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margin-top="0cm" fo:margin-bottom="0.353cm" fo:line-height="115%" style:text-autospace="none">
        <style:tab-stops/>
      </style:paragraph-properties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paragraph-properties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T1" style:family="text">
      <style:text-properties style:font-name="Calibri" fo:font-size="11pt" fo:language="zxx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eral Settings, Tools, Subtleties, Tips, do and don’t’</text:p>
      <text:p text:style-name="Standard"/>
      <text:p text:style-name="P2">If the stopwatch is in the way ,use the timer of the ADF</text:p>
      <text:p text:style-name="P2">Want to have a bigger map, you can stretch it by dragging the corners and you can turn it off by just hitting &lt;Enter&gt;</text:p>
      <text:p text:style-name="P2">Things just not working out, go to View, Instant Replay or even better File Save Flight Recorder Tape and you can analyse your flight as often as you wish.</text:p>
      <text:p text:style-name="P1">Low altitude stall and spin, hit &lt;Ctrl&gt; U to give you more altitude and time to recover.</text:p>
      <text:p text:style-name="P1">Do not close a session by closing the window, use the proper file exit and exit option, otherwise your aircraft settings will not be saved.</text:p>
      <text:p text:style-name="P1">Backup, !!! At least your Scenery folders unless you got it all on DVD or even better burn an image of your disk using a tool like Norton Ghost, so if your disk crashes or the machine dies, the whole lot can be restored in no time.</text:p>
      <text:p text:style-name="P1">Machine running slow, close what you do not need, trim down window background services , work offline, get a faster cpu or add a memory stick......</text:p>
      <text:p text:style-name="P1">If constrained by low system resources disable automatic scenery download while flying</text:p>
      <text:p text:style-name="P1">Use a ring binder to organise your paper based support materials or your desk will clutter up in no time.</text:p>
      <text:p text:style-name="P3">Useful Tools</text:p>
      <text:p text:style-name="P3"/>
      <text:p text:style-name="Standard">E6B Online</text:p>
      <text:p text:style-name="Standard"/>
      <text:p text:style-name="Standard"><text:a xlink:type="simple" xlink:href="https://www.e6bx.com/e6b/" text:style-name="Internet_20_link" text:visited-style-name="Visited_20_Internet_20_Link">https://www.e6bx.com/e6b/</text:a></text:p>
      <text:p text:style-name="Standard"/>
      <text:p text:style-name="Standard">VE6B download for in cockpit use</text:p>
      <text:p text:style-name="Standard"/>
      <text:p text:style-name="Standard"><text:a xlink:type="simple" xlink:href="http://downloads.informer.com/virtual-e6-b/1.4/" text:style-name="Internet_20_link" text:visited-style-name="Visited_20_Internet_20_Link">http://downloads.informer.com/virtual-e6-b/1.4/</text:a></text:p>
      <text:p text:style-name="Standard"/>
      <text:p text:style-name="Standard">PicPick</text:p>
      <text:p text:style-name="Standard"/>
      <text:p text:style-name="Standard">Nice Toolkit containing a protractor allowing you to measure any angle on the screen</text:p>
      <text:p text:style-name="Standard"/>
      <text:p text:style-name="Standard"><text:a xlink:type="simple" xlink:href="http://ngwin.com/picpick" text:style-name="Internet_20_link" text:visited-style-name="Visited_20_Internet_20_Link">http://ngwin.com/picpick</text:a></text:p>
      <text:p text:style-name="Standard"/>
      <text:p text:style-name="Standard">Worldwide navaid listing</text:p>
      <text:p text:style-name="Standard"/>
      <text:p text:style-name="P1">Listings by country, which airports have VOR, NDB, etc including range</text:p>
      <text:p text:style-name="P4"><text:a xlink:type="simple" xlink:href="http://www.openaip.net/navaids?field_openaip_navaid_type_value_many_to_one=2&amp;title=&amp;field_openaip_navaid_id_value=&amp;field_openaip_navaid_country_value_many_to_one=14" text:style-name="Internet_20_link" text:visited-style-name="Visited_20_Internet_20_Link"><text:span text:style-name="T1">http://www.openaip.net/navaids?field_openaip_navaid_type_value_many_to_one=2&amp;title=&amp;field_openaip_navaid_id_value=&amp;field_openaip_navaid_country_value_many_to_one=14</text:span></text:a></text:p>
      <text:p text:style-name="P6"/>
      <text:p text:style-name="P4"><text:span text:style-name="T1">You most likely love this one - <text:s/></text:span><text:a xlink:type="simple" xlink:href="http://www.vatspa.es/index.php/es/pilotos/manuales-y-tutoriales?download=42:handy-sheet-30" text:style-name="Internet_20_link" text:visited-style-name="Visited_20_Internet_20_Link">www.vatspa.es/index.php/es/pilotos/manuales-y-tutoriales?download=42:handy-sheet-30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8-09T23:53:10.32</meta:creation-date>
    <dc:date>2017-08-11T15:54:34.50</dc:date>
    <dc:creator>Gerhard Kick</dc:creator>
    <meta:editing-duration>PT1H42M20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72" meta:character-count="1795"/>
  </office:meta>
</office:document-meta>
</file>